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tserrat" svg:font-family="Montserrat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fo:font-variant="normal" fo:text-transform="none" fo:color="#333b7e" loext:opacity="100%" style:font-name="Montserrat" fo:font-size="20.25pt" fo:letter-spacing="normal" fo:font-style="normal" fo:font-weight="normal"/>
    </style:style>
    <style:style style:name="P2" style:family="paragraph" style:parent-style-name="Standard" style:list-style-name="L1">
      <style:text-properties officeooo:rsid="000bb27d" officeooo:paragraph-rsid="000bb27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Android IDEs</text:h>
      <text:list xml:id="list3448060911" text:style-name="L1">
        <text:list-item>
          <text:p text:style-name="P2">VS Code </text:p>
        </text:list-item>
        <text:list-item>
          <text:p text:style-name="P2">Eclipse</text:p>
        </text:list-item>
        <text:list-item>
          <text:p text:style-name="P2">NetBeans</text:p>
        </text:list-item>
        <text:list-item>
          <text:p text:style-name="P2">Komodo</text:p>
        </text:list-item>
        <text:list-item>
          <text:p text:style-name="P2">Cordova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tserrat" svg:font-family="Montserrat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4T08:38:20.228679133</meta:creation-date>
    <meta:print-date>2023-09-04T08:41:40.853515573</meta:print-date>
    <dc:date>2023-09-04T08:42:12.132754106</dc:date>
    <meta:editing-duration>PT3M52S</meta:editing-duration>
    <meta:editing-cycles>1</meta:editing-cycles>
    <meta:document-statistic meta:table-count="0" meta:image-count="0" meta:object-count="0" meta:page-count="1" meta:paragraph-count="6" meta:word-count="13" meta:character-count="53" meta:non-whitespace-character-count="50"/>
    <meta:generator>LibreOffice/7.3.7.2$Linux_X86_64 LibreOffice_project/30$Build-2</meta:generator>
  </office:meta>
</office:document-meta>
</file>